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A28000007D0832800766AEE8902.png" manifest:media-type="image/png"/>
  <manifest:file-entry manifest:full-path="Pictures/10000201000007D0000003C0D2D084ADDB12B13D.png" manifest:media-type="image/png"/>
  <manifest:file-entry manifest:full-path="Pictures/100002010000034F00000300AB170C6184A56C5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Helvetica Neue1" svg:font-family="'Helvetica Neue'" style:font-pitch="variable"/>
    <style:font-face style:name="Helvetica Neue" svg:font-family="'Helvetica Neue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marker-end="" draw:marker-end-width="0.203cm" draw:fill="none" draw:textarea-vertical-align="middle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9.174cm" fo:min-width="16.367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none" draw:fill="none" fo:min-height="0.613cm"/>
    </style:style>
    <style:style style:name="gr6" style:family="graphic" style:parent-style-name="standard">
      <style:graphic-properties draw:stroke="none" draw:fill="none" fo:min-height="0.614cm"/>
    </style:style>
    <style:style style:name="gr7" style:family="graphic" style:parent-style-name="standard">
      <style:graphic-properties draw:stroke="none" draw:fill="none" fo:min-height="1.382cm"/>
    </style:style>
    <style:style style:name="gr8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4cm" fo:min-width="4.169cm" fo:padding-top="0.177cm" fo:padding-bottom="0.177cm" fo:padding-left="0.302cm" fo:padding-right="0.302cm"/>
    </style:style>
    <style:style style:name="gr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7cm" fo:min-width="2.144cm" fo:padding-top="0.152cm" fo:padding-bottom="0.152cm" fo:padding-left="0.277cm" fo:padding-right="0.277cm"/>
    </style:style>
    <style:style style:name="gr10" style:family="graphic" style:parent-style-name="standard">
      <style:graphic-properties draw:stroke="none" draw:fill="none" fo:min-height="0.993cm"/>
    </style:style>
    <style:style style:name="gr11" style:family="graphic" style:parent-style-name="objectwithoutfill">
      <style:graphic-properties svg:stroke-color="#333333"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svg:stroke-color="#333333" draw:marker-end="Arrow" draw:marker-end-width="0.203cm" draw:fill="none" draw:textarea-vertical-align="middle"/>
    </style:style>
    <style:style style:name="gr13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8cm" fo:min-width="2.9cm" fo:padding-top="0.152cm" fo:padding-bottom="0.152cm" fo:padding-left="0.277cm" fo:padding-right="0.277cm"/>
    </style:style>
    <style:style style:name="gr14" style:family="graphic" style:parent-style-name="standard">
      <style:graphic-properties draw:stroke="none" draw:fill="none" fo:min-height="0.56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828cm" fo:min-width="2.055cm" fo:padding-top="0.152cm" fo:padding-bottom="0.152cm" fo:padding-left="0.277cm" fo:padding-right="0.277cm"/>
    </style:style>
    <style:style style:name="gr17" style:family="graphic" style:parent-style-name="objectwithoutfill">
      <style:graphic-properties svg:stroke-color="#333333"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stroke="none" draw:fill="solid" draw:fill-color="#ffffff" fo:min-height="0.98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31cm" fo:min-width="1.398cm" fo:padding-top="0.152cm" fo:padding-bottom="0.152cm" fo:padding-left="0.277cm" fo:padding-right="0.277cm"/>
    </style:style>
    <style:style style:name="gr21" style:family="graphic" style:parent-style-name="standard">
      <style:graphic-properties svg:stroke-color="#000000" draw:marker-end="Arrow" draw:textarea-vertical-align="middle"/>
    </style:style>
    <style:style style:name="gr22" style:family="graphic" style:parent-style-name="standard">
      <style:graphic-properties svg:stroke-color="#000000" draw:marker-start="Arrow" draw:marker-end="Arrow" draw:textarea-vertical-align="middle"/>
    </style:style>
    <style:style style:name="gr23" style:family="graphic" style:parent-style-name="standard">
      <style:graphic-properties draw:stroke="none" draw:fill="none" fo:min-height="1.474cm"/>
    </style:style>
    <style:style style:name="gr24" style:family="graphic" style:parent-style-name="standard">
      <style:graphic-properties draw:stroke="none" draw:fill="none" draw:fill-color="#ffffff" fo:min-height="1.96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cm, 5.887cm, 2.634cm, 6.1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Helvetica Neue1" fo:font-size="14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000000" style:font-name="Helvetica Neue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Helvetica Neue1" fo:font-size="14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Helvetica Ne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line draw:style-name="gr1" draw:text-style-name="P1" draw:layer="layout" svg:x1="9.413cm" svg:y1="2.907cm" svg:x2="9.393cm" svg:y2="1.526cm">
          <text:p/>
        </draw:line>
        <draw:custom-shape draw:style-name="gr2" draw:text-style-name="P1" draw:layer="layout" svg:width="17.187cm" svg:height="9.744cm" svg:x="1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0.042cm" svg:y="9.773cm">
            <text:p/>
          </draw:rect>
          <draw:custom-shape draw:style-name="gr4" draw:text-style-name="P1" draw:layer="layout" svg:width="0.327cm" svg:height="0.348cm" svg:x="10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9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8.452cm" svg:y="9.757cm">
            <text:p/>
          </draw:rect>
          <draw:custom-shape draw:style-name="gr4" draw:text-style-name="P1" draw:layer="layout" svg:width="0.327cm" svg:height="0.348cm" svg:x="8.6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7.9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1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4" draw:id="id4" draw:layer="layout" svg:width="4.773cm" svg:height="5.794cm" svg:x="8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text:p text:style-name="P7"><text:span text:style-name="T3">or</text:span></text:p>
          <text:p text:style-name="P7"><text:span text:style-name="T3">ESP32-C6-WROOM-1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3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7.965cm" svg:y1="4.313cm" svg:x2="5.898cm" svg:y2="4.313cm">
          <text:p/>
        </draw:line>
        <draw:line draw:style-name="gr12" draw:text-style-name="P1" draw:layer="layout" svg:x1="8.748cm" svg:y1="9.707cm" svg:x2="8.751cm" svg:y2="8.734cm">
          <text:p/>
        </draw:line>
        <draw:line draw:style-name="gr12" draw:text-style-name="P1" draw:layer="layout" svg:x1="10.401cm" svg:y1="9.707cm" svg:x2="10.392cm" svg:y2="8.737cm">
          <text:p/>
        </draw:line>
        <draw:line draw:style-name="gr11" draw:text-style-name="P1" draw:layer="layout" svg:x1="15.092cm" svg:y1="6.471cm" svg:x2="12.848cm" svg:y2="6.471cm">
          <text:p/>
        </draw:line>
        <draw:custom-shape draw:style-name="gr13" draw:text-style-name="P9" draw:layer="layout" svg:width="3.454cm" svg:height="1.632cm" svg:x="15.114cm" svg:y="5.726cm">
          <text:p text:style-name="P7"><text:span text:style-name="T1">Pin Header</text:span></text:p>
          <text:p text:style-name="P7"><text:span text:style-name="T1">Connector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1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8.8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9" draw:layer="layout" svg:width="2.609cm" svg:height="1.132cm" svg:x="15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2.873cm" svg:y1="4.93cm" svg:x2="15.119cm" svg:y2="4.935cm">
          <text:p/>
        </draw:line>
        <draw:frame draw:style-name="gr18" draw:text-style-name="P9" draw:layer="layout" svg:width="3.81cm" svg:height="1.233cm" svg:x="0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1" draw:id="id1" draw:layer="layout" svg:width="1.716cm" svg:height="0.873cm" draw:transform="rotate (-3.14159265358979) translate (2.308cm 5.252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2.152cm" svg:y1="4.428cm" svg:x2="3.206cm" svg:y2="4.426cm">
          <text:p/>
        </draw:line>
        <draw:custom-shape draw:style-name="gr20" draw:text-style-name="P9" xml:id="id2" draw:id="id2" draw:layer="layout" svg:width="1.952cm" svg:height="1.035cm" svg:x="3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2.157cm" svg:y1="5.252cm" svg:x2="3.493cm" svg:y2="6.268cm" draw:start-shape="id1" draw:start-glue-point="4" draw:end-shape="id2" draw:end-glue-point="4" svg:d="M2157 5252v1016h1336" svg:viewBox="0 0 1337 1017">
          <text:p/>
        </draw:connector>
        <draw:frame draw:style-name="gr19" draw:text-style-name="P1" xml:id="id3" draw:id="id3" draw:layer="layout" svg:width="1.716cm" svg:height="0.873cm" draw:transform="rotate (-3.14159265358979) translate (2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2.216cm" svg:y1="7.91cm" svg:x2="3.479cm" svg:y2="6.735cm" draw:start-shape="id3" draw:end-shape="id2" draw:end-glue-point="5" svg:d="M2216 7910h37v-1175h1226" svg:viewBox="0 0 1264 1176">
          <text:p/>
        </draw:connector>
        <draw:connector draw:style-name="gr22" draw:text-style-name="P3" draw:layer="layout" draw:line-skew="0.173cm" svg:x1="2.216cm" svg:y1="7.91cm" svg:x2="8.096cm" svg:y2="7.908cm" draw:start-shape="id3" draw:start-glue-point="3" draw:end-shape="id4" draw:end-glue-point="5" svg:d="M2216 7910h3169v-2h2711" svg:viewBox="0 0 5881 3">
          <text:p/>
        </draw:connector>
        <draw:frame draw:style-name="gr10" draw:text-style-name="P4" draw:layer="layout" svg:width="2.549cm" svg:height="1.243cm" svg:x="5.014cm" svg:y="7.264cm">
          <draw:text-box>
            <text:p text:style-name="P3"><text:span text:style-name="T1">ESP USB</text:span></text:p>
          </draw:text-box>
        </draw:frame>
        <draw:line draw:style-name="gr17" draw:text-style-name="P1" draw:layer="layout" svg:x1="5.435cm" svg:y1="6.632cm" svg:x2="8.067cm" svg:y2="6.631cm">
          <text:p/>
        </draw:line>
      </draw:page>
      <draw:page draw:name="page2" draw:style-name="dp1" draw:master-page-name="Default">
        <draw:line draw:style-name="gr1" draw:text-style-name="P1" draw:layer="layout" svg:x1="13.513cm" svg:y1="2.907cm" svg:x2="13.493cm" svg:y2="1.526cm">
          <text:p/>
        </draw:line>
        <draw:custom-shape draw:style-name="gr2" draw:text-style-name="P1" draw:layer="layout" svg:width="17.187cm" svg:height="9.744cm" svg:x="4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4.042cm" svg:y="9.773cm">
            <text:p/>
          </draw:rect>
          <draw:custom-shape draw:style-name="gr4" draw:text-style-name="P1" draw:layer="layout" svg:width="0.327cm" svg:height="0.348cm" svg:x="14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13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12.352cm" svg:y="9.757cm">
            <text:p/>
          </draw:rect>
          <draw:custom-shape draw:style-name="gr4" draw:text-style-name="P1" draw:layer="layout" svg:width="0.327cm" svg:height="0.348cm" svg:x="12.5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11.8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4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8" draw:id="id8" draw:layer="layout" svg:width="4.773cm" svg:height="5.794cm" svg:x="11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text:p text:style-name="P7"><text:span text:style-name="T3">Or</text:span></text:p>
          <text:p text:style-name="P7"><text:span text:style-name="T3">ESP32-C6-WROOM-1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6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10.965cm" svg:y1="4.313cm" svg:x2="8.898cm" svg:y2="4.313cm">
          <text:p/>
        </draw:line>
        <draw:line draw:style-name="gr12" draw:text-style-name="P1" draw:layer="layout" svg:x1="12.648cm" svg:y1="9.707cm" svg:x2="12.651cm" svg:y2="8.734cm">
          <text:p/>
        </draw:line>
        <draw:line draw:style-name="gr12" draw:text-style-name="P1" draw:layer="layout" svg:x1="14.401cm" svg:y1="9.707cm" svg:x2="14.392cm" svg:y2="8.737cm">
          <text:p/>
        </draw:line>
        <draw:line draw:style-name="gr11" draw:text-style-name="P1" draw:layer="layout" svg:x1="18.092cm" svg:y1="6.471cm" svg:x2="15.848cm" svg:y2="6.471cm">
          <text:p/>
        </draw:line>
        <draw:custom-shape draw:style-name="gr13" draw:text-style-name="P9" draw:layer="layout" svg:width="3.454cm" svg:height="1.632cm" svg:x="18.114cm" svg:y="5.726cm">
          <text:p text:style-name="P7"><text:span text:style-name="T1">Header Block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4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12.9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9" draw:layer="layout" svg:width="2.609cm" svg:height="1.132cm" svg:x="18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5.873cm" svg:y1="4.93cm" svg:x2="18.119cm" svg:y2="4.935cm">
          <text:p/>
        </draw:line>
        <draw:frame draw:style-name="gr18" draw:text-style-name="P9" draw:layer="layout" svg:width="3.81cm" svg:height="1.233cm" svg:x="3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5" draw:id="id5" draw:layer="layout" svg:width="1.716cm" svg:height="0.873cm" draw:transform="rotate (-3.14159265358979) translate (5.229cm 4.873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5.152cm" svg:y1="4.428cm" svg:x2="6.206cm" svg:y2="4.426cm">
          <text:p/>
        </draw:line>
        <draw:custom-shape draw:style-name="gr20" draw:text-style-name="P9" xml:id="id6" draw:id="id6" draw:layer="layout" svg:width="1.952cm" svg:height="1.035cm" svg:x="6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5.078cm" svg:y1="4.873cm" svg:x2="6.493cm" svg:y2="6.268cm" draw:start-shape="id5" draw:start-glue-point="4" draw:end-shape="id6" draw:end-glue-point="4" svg:d="M5078 4873v1395h1415" svg:viewBox="0 0 1416 1396">
          <text:p/>
        </draw:connector>
        <draw:frame draw:style-name="gr19" draw:text-style-name="P1" xml:id="id7" draw:id="id7" draw:layer="layout" svg:width="1.716cm" svg:height="0.873cm" draw:transform="rotate (-3.14159265358979) translate (5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5.216cm" svg:y1="7.91cm" svg:x2="6.479cm" svg:y2="6.735cm" draw:start-shape="id7" draw:end-shape="id6" draw:end-glue-point="5" svg:d="M5216 7910h-63v-1175h1326" svg:viewBox="0 0 1327 1176">
          <text:p/>
        </draw:connector>
        <draw:connector draw:style-name="gr22" draw:text-style-name="P3" draw:layer="layout" draw:line-skew="0.173cm" svg:x1="5.216cm" svg:y1="7.91cm" svg:x2="11.096cm" svg:y2="7.908cm" draw:start-shape="id7" draw:start-glue-point="3" draw:end-shape="id8" draw:end-glue-point="5" svg:d="M5216 7910h3069v-2h2811" svg:viewBox="0 0 5881 3">
          <text:p/>
        </draw:connector>
        <draw:frame draw:style-name="gr23" draw:text-style-name="P4" draw:layer="layout" svg:width="3.279cm" svg:height="1.724cm" svg:x="0.774cm" svg:y="7.454cm">
          <draw:text-box>
            <text:p text:style-name="P3"><text:span text:style-name="T1">ESP32-C6 USB Type-C Port</text:span></text:p>
          </draw:text-box>
        </draw:frame>
        <draw:line draw:style-name="gr17" draw:text-style-name="P1" draw:layer="layout" svg:x1="8.435cm" svg:y1="6.632cm" svg:x2="11.067cm" svg:y2="6.631cm">
          <text:p/>
        </draw:line>
        <draw:frame draw:style-name="gr24" draw:text-style-name="P10" draw:layer="layout" svg:width="3.617cm" svg:height="2.215cm" svg:x="0.287cm" svg:y="3.632cm">
          <draw:text-box>
            <text:p text:style-name="P3"><text:span text:style-name="T1">USB Type-C</text:span></text:p>
            <text:p text:style-name="P3"><text:span text:style-name="T1">to UART Port</text:span></text:p>
          </draw:text-box>
        </draw:frame>
        <draw:frame draw:style-name="gr10" draw:text-style-name="P4" draw:layer="layout" svg:width="2.549cm" svg:height="1.243cm" svg:x="15.723cm" svg:y="4.153cm">
          <draw:text-box>
            <text:p text:style-name="P3"><text:span text:style-name="T1">GPIO8</text:span></text:p>
          </draw:text-box>
        </draw:frame>
      </draw:page>
      <draw:page draw:name="page3" draw:style-name="dp1" draw:master-page-name="Default">
        <draw:frame draw:style-name="gr25" draw:text-style-name="P1" draw:layer="layout" svg:width="12.643cm" svg:height="10.354cm" svg:x="5.139cm" svg:y="0.97cm">
          <draw:image xlink:href="Pictures/1000020100000A28000007D0832800766AEE89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Helvetica Neue1" svg:font-family="'Helvetica Neue'" style:font-pitch="variable"/>
    <style:font-face style:name="Helvetica Neue" svg:font-family="'Helvetica Neue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没有填充和线条的对象" style:family="graphic" style:parent-style-name="standard">
      <style:graphic-properties draw:stroke="none" draw:fill="none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/>
    </style:style>
    <style:style style:name="Hyperlink.0" style:family="graphic">
      <style:paragraph-properties style:text-autospace="none"/>
      <style:text-properties fo:color="#287fb8"/>
    </style:style>
    <style:style style:name="Default_20_Paragraph_20_Font" style:display-name="Default Paragraph Font" style:family="graphic">
      <style:paragraph-properties style:text-autospace="none"/>
      <style:text-properties style:font-name="Helvetica Neue"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name-asian="FreeSans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.5cm" fo:margin-bottom="0.5cm" fo:margin-left="0.5cm" fo:margin-right="0.5cm" fo:page-width="22.606cm" fo:page-height="12.192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0:14:31.237657100</meta:creation-date>
    <dc:date>2023-03-08T18:53:39.584928523</dc:date>
    <meta:editing-duration>P1DT10H18M35S</meta:editing-duration>
    <meta:editing-cycles>143</meta:editing-cycles>
    <meta:generator>LibreOffice/6.0.7.3$MacOSX_X86_64 LibreOffice_project/dc89aa7a9eabfd848af146d5086077aeed2ae4a5</meta:generator>
    <meta:document-statistic meta:object-count="71"/>
  </office:meta>
</office:document-meta>
</file>